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30.7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Erreur possible</text:p>
          </table:table-cell>
          <table:table-cell table:style-name="ce1" office:value-type="string" calcext:value-type="string">
            <text:p>Risque potentiel</text:p>
          </table:table-cell>
          <table:table-cell table:style-name="ce1" office:value-type="string" calcext:value-type="string">
            <text:p>Difficulté à corriger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Impossible d’utiliser le compiler sur machine hors-IMAG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Impossible de satisfaire des dépendances à des outils (maven, cobertura)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Test unitaire ne fonctionnant pas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ac ne fonctionne pas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Lexer ne reconnaît pas un symbole qu’il devrait reconnaitre</text:p>
          </table:table-cell>
          <table:table-cell table:number-columns-repeated="2" office:value-type="percentage" office:value="0.05" calcext:value-type="percentage">
            <text:p>5.00%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Parser ne parvient pas à parser quelque chose qu’il devrait parser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La vérification contextuelle fonctionne mal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5" calcext:value-type="percentage">
            <text:p>55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La compilation produit un code assembleur erroné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5" calcext:value-type="percentage">
            <text:p>65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Le compiler ne fonctionne pas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Le compiler ne produit pas le résultat attendu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compiler ne gère pas les erreurs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5" calcext:value-type="percentage">
            <text:p>65.00%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La génération de code n’est pas finie à temps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g de génération de code sans objet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 génération de la table des méthodes esst mal générée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eur dans la gestion de la pile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orde dans le groupe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’extension n’est pas finie à temps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 table:number-rows-repeated="9">
          <table:table-cell table:number-columns-repeated="3"/>
          <table:table-cell table:style-name="ce4" table:number-columns-repeated="2"/>
        </table:table-row>
        <table:table-row table:style-name="ro1">
          <table:table-cell table:number-columns-repeated="3"/>
          <table:table-cell table:style-name="ce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0/00/0000</text:date>, <text:time style:data-style-name="N2" text:time-value="09:14:19.600627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6:41:35.936549337</meta:creation-date>
    <meta:editing-duration>PT49M51S</meta:editing-duration>
    <meta:editing-cycles>3</meta:editing-cycles>
    <meta:generator>LibreOffice/5.3.6.1$Linux_X86_64 LibreOffice_project/30$Build-1</meta:generator>
    <dc:date>2020-01-23T10:48:22.080089883</dc:date>
    <meta:document-statistic meta:table-count="1" meta:cell-count="54" meta:object-count="0"/>
  </office:meta>
</office:document-meta>
</file>